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eedb" officeooo:paragraph-rsid="0014201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197a" officeooo:paragraph-rsid="000ba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ba605" officeooo:paragraph-rsid="0008197a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0a4dde" officeooo:paragraph-rsid="001d188f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f06f4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ff3333" fo:font-size="14pt" fo:font-weight="bold" officeooo:rsid="001f06f4" officeooo:paragraph-rsid="001f06f4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ff3333" fo:font-size="14pt" fo:font-weight="bold" officeooo:rsid="001f62eb" officeooo:paragraph-rsid="001f62e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66" style:family="paragraph" style:parent-style-name="Standard">
      <style:paragraph-properties fo:text-align="justify" style:justify-single-word="false"/>
      <style:text-properties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67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1c7f54" style:font-weight-asian="bold" style:font-weight-complex="bold"/>
    </style:style>
    <style:style style:name="T11" style:family="text">
      <style:text-properties officeooo:rsid="0009a309"/>
    </style:style>
    <style:style style:name="T12" style:family="text">
      <style:text-properties officeooo:rsid="000a4dde"/>
    </style:style>
    <style:style style:name="T13" style:family="text">
      <style:text-properties officeooo:rsid="000a4e04"/>
    </style:style>
    <style:style style:name="T14" style:family="text">
      <style:text-properties officeooo:rsid="000ba605"/>
    </style:style>
    <style:style style:name="T15" style:family="text">
      <style:text-properties officeooo:rsid="000baef9"/>
    </style:style>
    <style:style style:name="T16" style:family="text">
      <style:text-properties officeooo:rsid="000beedb"/>
    </style:style>
    <style:style style:name="T17" style:family="text">
      <style:text-properties fo:color="#0000ff"/>
    </style:style>
    <style:style style:name="T18" style:family="text">
      <style:text-properties fo:color="#0000ff" officeooo:rsid="000ba605"/>
    </style:style>
    <style:style style:name="T19" style:family="text">
      <style:text-properties fo:color="#0000ff" officeooo:rsid="000a4e04"/>
    </style:style>
    <style:style style:name="T20" style:family="text">
      <style:text-properties fo:color="#0000ff" fo:font-weight="normal" officeooo:rsid="0017e4a7" style:font-weight-asian="normal" style:font-weight-complex="normal"/>
    </style:style>
    <style:style style:name="T21" style:family="text">
      <style:text-properties fo:color="#0000ff" fo:font-weight="normal" officeooo:rsid="0013ba65" style:font-weight-asian="normal" style:font-weight-complex="normal"/>
    </style:style>
    <style:style style:name="T22" style:family="text">
      <style:text-properties fo:color="#0000ff" fo:font-weight="normal" officeooo:rsid="0017f758" style:font-weight-asian="normal" style:font-weight-complex="normal"/>
    </style:style>
    <style:style style:name="T23" style:family="text">
      <style:text-properties fo:color="#0000ff" fo:font-weight="normal" officeooo:rsid="001c5832" style:font-weight-asian="normal" style:font-weight-complex="normal"/>
    </style:style>
    <style:style style:name="T24" style:family="text">
      <style:text-properties fo:color="#0000ff" officeooo:rsid="001c7f54"/>
    </style:style>
    <style:style style:name="T25" style:family="text">
      <style:text-properties fo:color="#000000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0beedb" style:font-weight-asian="normal" style:font-weight-complex="normal"/>
    </style:style>
    <style:style style:name="T28" style:family="text">
      <style:text-properties fo:color="#000000" fo:font-weight="normal" officeooo:rsid="0013ba65" style:font-weight-asian="normal" style:font-weight-complex="normal"/>
    </style:style>
    <style:style style:name="T29" style:family="text">
      <style:text-properties fo:color="#000000" fo:font-weight="normal" officeooo:rsid="0017e4a7" style:font-weight-asian="normal" style:font-weight-complex="normal"/>
    </style:style>
    <style:style style:name="T30" style:family="text">
      <style:text-properties fo:color="#000000" fo:font-weight="normal" officeooo:rsid="0017f758" style:font-weight-asian="normal" style:font-weight-complex="normal"/>
    </style:style>
    <style:style style:name="T31" style:family="text">
      <style:text-properties fo:color="#000000" fo:font-weight="normal" officeooo:rsid="0018a63b" style:font-weight-asian="normal" style:font-weight-complex="normal"/>
    </style:style>
    <style:style style:name="T32" style:family="text">
      <style:text-properties fo:color="#000000" fo:font-weight="normal" officeooo:rsid="001dd195" style:font-weight-asian="normal" style:font-weight-complex="normal"/>
    </style:style>
    <style:style style:name="T33" style:family="text">
      <style:text-properties fo:color="#000000" fo:font-weight="normal" officeooo:rsid="001f06f4" style:font-weight-asian="normal" style:font-weight-complex="normal"/>
    </style:style>
    <style:style style:name="T34" style:family="text">
      <style:text-properties fo:color="#000000" fo:font-weight="normal" officeooo:rsid="001f62eb" style:font-weight-asian="normal" style:font-weight-complex="normal"/>
    </style:style>
    <style:style style:name="T35" style:family="text">
      <style:text-properties fo:color="#000000" officeooo:rsid="00101893"/>
    </style:style>
    <style:style style:name="T36" style:family="text">
      <style:text-properties fo:color="#000000" officeooo:rsid="00120cf6"/>
    </style:style>
    <style:style style:name="T37" style:family="text">
      <style:text-properties fo:color="#000000" officeooo:rsid="000beedb"/>
    </style:style>
    <style:style style:name="T38" style:family="text">
      <style:text-properties fo:color="#000000" officeooo:rsid="0017e4a7"/>
    </style:style>
    <style:style style:name="T39" style:family="text">
      <style:text-properties fo:color="#000000" officeooo:rsid="0017f758"/>
    </style:style>
    <style:style style:name="T40" style:family="text">
      <style:text-properties fo:color="#000000" officeooo:rsid="0018a63b"/>
    </style:style>
    <style:style style:name="T41" style:family="text">
      <style:text-properties fo:color="#000000" officeooo:rsid="001c7f54"/>
    </style:style>
    <style:style style:name="T42" style:family="text">
      <style:text-properties officeooo:rsid="000d9df9"/>
    </style:style>
    <style:style style:name="T43" style:family="text">
      <style:text-properties officeooo:rsid="00120cf6"/>
    </style:style>
    <style:style style:name="T44" style:family="text">
      <style:text-properties fo:font-weight="normal" officeooo:rsid="00120cf6" style:font-weight-asian="normal" style:font-weight-complex="normal"/>
    </style:style>
    <style:style style:name="T45" style:family="text">
      <style:text-properties fo:font-weight="normal" officeooo:rsid="000beedb" style:font-weight-asian="normal" style:font-weight-complex="normal"/>
    </style:style>
    <style:style style:name="T46" style:family="text">
      <style:text-properties fo:font-weight="normal" officeooo:rsid="001c5832" style:font-weight-asian="normal" style:font-weight-complex="normal"/>
    </style:style>
    <style:style style:name="T47" style:family="text">
      <style:text-properties fo:font-weight="normal" officeooo:rsid="001c7f54" style:font-weight-asian="normal" style:font-weight-complex="normal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size="13pt" officeooo:rsid="00120cf6" style:font-size-asian="13pt" style:font-size-complex="13pt"/>
    </style:style>
    <style:style style:name="T50" style:family="text">
      <style:text-properties fo:font-size="13pt" officeooo:rsid="0016df02" style:font-size-asian="13pt" style:font-size-complex="13pt"/>
    </style:style>
    <style:style style:name="T51" style:family="text">
      <style:text-properties fo:font-size="13pt" officeooo:rsid="0016feda" style:font-size-asian="13pt" style:font-size-complex="13pt"/>
    </style:style>
    <style:style style:name="T52" style:family="text">
      <style:text-properties fo:color="#ff3333"/>
    </style:style>
    <style:style style:name="T53" style:family="text">
      <style:text-properties fo:color="#ff3333" fo:font-weight="bold" style:font-weight-asian="bold" style:font-weight-complex="bold"/>
    </style:style>
    <style:style style:name="T5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5" style:family="text">
      <style:text-properties officeooo:rsid="0008197a"/>
    </style:style>
    <style:style style:name="T56" style:family="text">
      <style:text-properties fo:font-size="16pt" officeooo:rsid="0009a309" style:font-size-asian="16pt" style:font-size-complex="16pt"/>
    </style:style>
    <style:style style:name="T57" style:family="text">
      <style:text-properties officeooo:rsid="00142013"/>
    </style:style>
    <style:style style:name="T58" style:family="text">
      <style:text-properties officeooo:rsid="0015a4c7"/>
    </style:style>
    <style:style style:name="T59" style:family="text">
      <style:text-properties officeooo:rsid="0016feda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officeooo:rsid="0018a63b"/>
    </style:style>
    <style:style style:name="T62" style:family="text">
      <style:text-properties fo:font-size="10pt" officeooo:rsid="0018a63b" style:font-size-asian="10pt" style:font-size-complex="10pt"/>
    </style:style>
    <style:style style:name="T63" style:family="text">
      <style:text-properties style:text-position="super 58%" officeooo:rsid="000baef9"/>
    </style:style>
    <style:style style:name="T64" style:family="text">
      <style:text-properties officeooo:rsid="0019b3cb"/>
    </style:style>
    <style:style style:name="T65" style:family="text">
      <style:text-properties officeooo:rsid="001a10eb"/>
    </style:style>
    <style:style style:name="T66" style:family="text">
      <style:text-properties officeooo:rsid="001c5832"/>
    </style:style>
    <style:style style:name="T67" style:family="text">
      <style:text-properties officeooo:rsid="001c7f54"/>
    </style:style>
    <style:style style:name="T68" style:family="text">
      <style:text-properties officeooo:rsid="001cfc13"/>
    </style:style>
    <style:style style:name="T69" style:family="text">
      <style:text-properties officeooo:rsid="001d18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ahier <text:span text:style-name="T15">des </text:span>charge<text:span text:style-name="T15">s</text:span></text:p>
      <text:p text:style-name="P23"><text:span text:style-name="T16">Guernon Patrice</text:span><text:tab/></text:p>
      <text:p text:style-name="P2"/>
      <text:p text:style-name="P2"/>
      <text:p text:style-name="P59">L’InterFace</text:p>
      <text:p text:style-name="P60"/>
      <text:p text:style-name="P60"/>
      <text:p text:style-name="P60">Version 0.<text:span text:style-name="T66">2</text:span></text:p>
      <text:p text:style-name="P62"/>
      <text:p text:style-name="P62"/>
      <text:p text:style-name="P62"/>
      <text:p text:style-name="P62">Sommaire:</text:p>
      <text:p text:style-name="P63"><text:tab/><text:tab/><text:tab/>1. Client</text:p>
      <text:p text:style-name="P63"><text:tab/><text:tab/><text:tab/>2. <text:span text:style-name="T55">Type de projet</text:span></text:p>
      <text:p text:style-name="P64"><text:tab/><text:tab/><text:tab/>3. Prestations</text:p>
      <text:p text:style-name="P64"><text:tab/><text:tab/><text:tab/>4. Fonctionnalités</text:p>
      <text:p text:style-name="P64"><text:tab/><text:tab/><text:tab/>5. Contenu / Structure</text:p>
      <text:p text:style-name="P64"><text:tab/><text:tab/><text:tab/>6. Attentes techniques</text:p>
      <text:p text:style-name="P64"><text:tab/><text:tab/><text:tab/>7. Brief créatif</text:p>
      <text:p text:style-name="P64"><text:tab/><text:tab/><text:tab/>8. Contraintes <text:span text:style-name="T16">particulières: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6"><text:soft-page-break/><text:span text:style-name="T52">1. Client</text:span></text:p>
      <text:p text:style-name="P53"/>
      <text:p text:style-name="P1"><text:tab/><text:span text:style-name="T56">L</text:span><text:span text:style-name="T11">a Fondation </text:span>FACE <text:span text:style-name="T15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49"><text:tab/></text:p>
      <text:p text:style-name="P49"><text:tab/>Pour mener à bien sa mission d'insertion, FACE Rennes a recours à différentes <text:tab/>méthodes et formations. </text:p>
      <text:p text:style-name="P17"><text:tab/></text:p>
      <text:p text:style-name="P17"><text:span text:style-name="T58"><text:tab/>Elle fait appel à la Code Académie pour lui créer une application interne de <text:tab/>gestion des Flux et de mise en relation des Flux et des offres d’emploi. La <text:tab/>possibilité de mutualiser les agendas est envisagée. </text:span></text:p>
      <text:p text:style-name="P50"><text:tab/></text:p>
      <text:p text:style-name="P50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58"/>
      <text:p text:style-name="P58"/>
      <text:p text:style-name="P58"/>
      <text:p text:style-name="P58">2. Type de projet</text:p>
      <text:p text:style-name="P53"/>
      <text:p text:style-name="P16"><text:tab/><text:span text:style-name="T12">De l’ordre de l’</text:span><text:span text:style-name="T8">i</text:span><text:span text:style-name="T1">ntranet</text:span>, <text:span text:style-name="T15">le projet </text:span><text:span text:style-name="T2">InterFace</text:span><text:span text:style-name="T63">TM</text:span><text:span text:style-name="T15"> est une interface de gestion <text:tab/>de <text:tab/>dossiers collaborative. Elle est destinée aux employé(e)s de FACE.<text:tab/></text:span></text:p>
      <text:p text:style-name="P16"><text:span text:style-name="T15"><text:tab/>Elle devra contenir:</text:span></text:p>
      <text:p text:style-name="P47"><text:s/></text:p>
      <text:p text:style-name="P45"><text:span text:style-name="T1"><text:tab/>2.</text:span><text:span text:style-name="T9">1</text:span> Un système de <text:span text:style-name="T1">gestion des fichiers et offres d’emplois</text:span>.</text:p>
      <text:p text:style-name="P48"/>
      <text:p text:style-name="P8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64">Flux »</text:span>.</text:p>
      <text:p text:style-name="P8"/>
      <text:p text:style-name="P8"><text:span text:style-name="T1"><text:tab/>2.3</text:span> Un <text:span text:style-name="T1">suivi des actions</text:span> menées par l'employé<text:span text:style-name="T15">(e)</text:span> sur une période donnée</text:p>
      <text:p text:style-name="P8"/>
      <text:p text:style-name="P45"><text:span text:style-name="T1"><text:tab/>2.</text:span><text:span text:style-name="T9">4</text:span> Un système de <text:span text:style-name="T1">notifications</text:span> (reminder) pour les différents rendez-vous.</text:p>
      <text:p text:style-name="P45"><text:span text:style-name="T1"/></text:p>
      <text:p text:style-name="P45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43">Suivi »</text:span>)</text:p>
      <text:p text:style-name="P45"/>
      <text:p text:style-name="P8"><text:span text:style-name="T1"><text:tab/>2.</text:span><text:span text:style-name="T9">6</text:span> Un système de <text:span text:style-name="T1">mailing intégré</text:span> avec envoi automatique aux dates de suivi.</text:p>
      <text:p text:style-name="P8"><text:soft-page-break/></text:p>
      <text:p text:style-name="P8"><text:span text:style-name="T1"><text:tab/>2.</text:span><text:span text:style-name="T9">7</text:span> Un système de <text:span text:style-name="T1">messagerie interne</text:span>.</text:p>
      <text:p text:style-name="P8"><text:span text:style-name="T1"/></text:p>
      <text:p text:style-name="P8"><text:span text:style-name="T1"><text:tab/>2.8</text:span> Prévoir un usage à grande échelle (FACE France 64 utilisateur).</text:p>
      <text:p text:style-name="P8"/>
      <text:p text:style-name="P46"><text:span text:style-name="T1"><text:tab/>2.9</text:span> Compte supérieur (corps de direction) avec des privilèges supplémentaires <text:tab/>et une possibilité d’avoir une vision globale des « <text:span text:style-name="T65">Flux » et agendas</text:span>.</text:p>
      <text:p text:style-name="P46"><text:span text:style-name="T65"><text:tab/>Capacité de gestion des statistiques liées aux bases de données (BDD).</text:span></text:p>
      <text:p text:style-name="P8"><text:tab/></text:p>
      <text:p text:style-name="P8"/>
      <text:p text:style-name="P58">3. Prestations</text:p>
      <text:p text:style-name="P53"/>
      <text:p text:style-name="P2"><text:span text:style-name="T1"><text:tab/>3.1</text:span> <text:span text:style-name="T1">conception du site</text:span></text:p>
      <text:p text:style-name="P2"/>
      <text:p text:style-name="P2"><text:tab/><text:tab/><text:span text:style-name="T17">3.1.1</text:span> arborescence</text:p>
      <text:p text:style-name="P25"><text:tab/><text:tab/>3 points principaux :</text:p>
      <text:p text:style-name="P25"><text:tab/><text:tab/><text:tab/><text:span text:style-name="T64">3.1.1.1</text:span><text:span text:style-name="T48"> le « </text:span><text:span text:style-name="T51">Flux</text:span><text:span text:style-name="T49">» : </text:span><text:span text:style-name="T50">la personne </text:span><text:span text:style-name="T51">qui aura un dossier</text:span><text:span text:style-name="T48"> </text:span></text:p>
      <text:p text:style-name="P10"><text:tab/><text:tab/><text:tab/><text:span text:style-name="T64">3.1.1.2</text:span> le moteur de recherche : <text:span text:style-name="T59">la mise en relation des flux et des offres</text:span></text:p>
      <text:p text:style-name="P10"><text:tab/><text:tab/><text:tab/><text:span text:style-name="T64">3.1.1.3</text:span> l’agenda : <text:span text:style-name="T43">temps imparti au « Flux »</text:span> <text:tab/><text:tab/></text:p>
      <text:p text:style-name="P11"/>
      <text:p text:style-name="P13"><text:span text:style-name="T17"><text:tab/><text:tab/>3.1.2</text:span> <text:span text:style-name="T13">Le </text:span>chemin de navigation <text:span text:style-name="T13">devra être intuitif et facile de prise en <text:tab/><text:tab/><text:tab/>main</text:span></text:p>
      <text:p text:style-name="P13"/>
      <text:p text:style-name="P2"><text:span text:style-name="T17"><text:tab/><text:tab/>3.1.3</text:span> ergonomie : <text:span text:style-name="T13">étant donné qu’il n’est pas prévu <text:s/>de formation à <text:tab/><text:tab/><text:tab/>l’utilisation du logiciel celui-ci devra être aussi claire d’utilisation que <text:tab/><text:tab/>possible :</text:span></text:p>
      <text:p text:style-name="P24"><text:tab/><text:tab/><text:tab/>3.1.3.1 : soit par un onglet « aide centralisée»</text:p>
      <text:p text:style-name="P24"><text:tab/><text:tab/><text:tab/>3.1.3.2 : soit par balise abréviation : &lt;abbr&gt; <text:span text:style-name="T61">(</text:span><text:span text:style-name="T62">HTML5</text:span><text:span text:style-name="T61">)</text:span></text:p>
      <text:p text:style-name="P2"/>
      <text:p text:style-name="P2"><text:tab/><text:tab/><text:span text:style-name="T17">3.1.4</text:span> charte graphique : <text:span text:style-name="T13">fournie par FACE</text:span></text:p>
      <text:p text:style-name="P2"/>
      <text:p text:style-name="P18"><text:span text:style-name="T1"><text:tab/>3.2</text:span> <text:span text:style-name="T1">production des contenus</text:span> :</text:p>
      <text:p text:style-name="P21"><text:span text:style-name="T13"><text:tab/></text:span></text:p>
      <text:p text:style-name="P21"><text:span text:style-name="T13"><text:tab/><text:tab/></text:span><text:span text:style-name="T19">3.2.1</text:span><text:span text:style-name="T13"> dossiers « Suivi », </text:span></text:p>
      <text:p text:style-name="P18"><text:span text:style-name="T13"><text:tab/><text:tab/></text:span><text:span text:style-name="T19">3.2.2</text:span><text:span text:style-name="T13"> agenda </text:span></text:p>
      <text:p text:style-name="P18"><text:span text:style-name="T13"><text:tab/><text:tab/></text:span><text:span text:style-name="T19">3.2.3</text:span><text:span text:style-name="T13"> modification</text:span></text:p>
      <text:p text:style-name="P14"><text:tab/></text:p>
      <text:p text:style-name="P14"><text:span text:style-name="T1"><text:tab/>3.3</text:span> <text:span text:style-name="T1">réalisation technique du site</text:span></text:p>
      <text:p text:style-name="P21"><text:tab/></text:p>
      <text:p text:style-name="P21"><text:tab/><text:tab/><text:span text:style-name="T17">3.3.1 </text:span>développement intégration</text:p>
      <text:p text:style-name="P2"><text:tab/><text:tab/><text:tab/>- <text:span text:style-name="T13">interface de</text:span> <text:span text:style-name="T13">gestion base de données (dossiers des Flux, <text:tab/><text:tab/><text:tab/><text:tab/>offres d’emploi mises en relation automatiquement avec un <text:tab/><text:tab/><text:tab/><text:tab/>Flux)</text:span></text:p>
      <text:p text:style-name="P14"><text:soft-page-break/><text:tab/></text:p>
      <text:p text:style-name="P14"/>
      <text:p text:style-name="P14"/>
      <text:p text:style-name="P14"/>
      <text:p text:style-name="P14"/>
      <text:p text:style-name="P19"><text:span text:style-name="T1"><text:tab/>3.4</text:span> <text:span text:style-name="T5">hébergement</text:span><text:span text:style-name="T1"> , nom de domaine :</text:span></text:p>
      <text:p text:style-name="P19"><text:span text:style-name="T6"><text:tab/><text:tab/></text:span></text:p>
      <text:p text:style-name="P19"><text:span text:style-name="T6"><text:tab/></text:span><text:span text:style-name="T45"><text:tab/></text:span><text:span text:style-name="T23">3.4.1</text:span><text:span text:style-name="T46"> Cette application sera déployée sur un serveur local. </text:span></text:p>
      <text:p text:style-name="P19"><text:span text:style-name="T46"><text:tab/><text:tab/></text:span></text:p>
      <text:p text:style-name="P19"><text:span text:style-name="T46"><text:tab/><text:tab/></text:span><text:span text:style-name="T23">3.4.2</text:span><text:span text:style-name="T46"> Cette application devra : </text:span></text:p>
      <text:p text:style-name="P19"><text:span text:style-name="T46"><text:tab/><text:tab/><text:tab/></text:span><text:span text:style-name="T47">3.4.2.1 être installée </text:span><text:span text:style-name="T46">sur un nginx </text:span></text:p>
      <text:p text:style-name="P19"><text:span text:style-name="T46"><text:tab/><text:tab/><text:tab/></text:span><text:span text:style-name="T47">3.4.2.2</text:span><text:span text:style-name="T46"> </text:span><text:span text:style-name="T47">elle </text:span><text:span text:style-name="T46">devra respecter les normes de PHP 7. <text:s/></text:span></text:p>
      <text:p text:style-name="P14"><text:tab/></text:p>
      <text:p text:style-name="P14"/>
      <text:p text:style-name="P14"/>
      <text:p text:style-name="P14"><text:span text:style-name="T1"><text:tab/>3.5</text:span> <text:span text:style-name="T1">autres prestations</text:span> :</text:p>
      <text:p text:style-name="P20"><text:span text:style-name="T13"><text:tab/><text:tab/></text:span></text:p>
      <text:p text:style-name="P20"><text:span text:style-name="T19"><text:tab/><text:tab/>3.5.1</text:span> maintenance serveur : <text:span text:style-name="T67">à la charge de la Fondation FACE</text:span></text:p>
      <text:p text:style-name="P20"><text:span text:style-name="T13"><text:tab/><text:tab/></text:span></text:p>
      <text:p text:style-name="P20"><text:span text:style-name="T19"><text:tab/><text:tab/>3.5.2</text:span> maintenance site : <text:span text:style-name="T13">différentes promotions Code Academie</text:span></text:p>
      <text:p text:style-name="P20"><text:span text:style-name="T13"><text:tab/><text:tab/></text:span></text:p>
      <text:p text:style-name="P20"><text:span text:style-name="T19"><text:tab/><text:tab/>3.5.3</text:span><text:span text:style-name="T13"> La stratégie d’acquisition de visiteur et l’optimisation pour les <text:tab/><text:tab/><text:tab/>moteur de recherche ne sont pas envisagées dans un premier temps </text:span></text:p>
      <text:p text:style-name="P20"><text:span text:style-name="T13"><text:tab/><text:tab/></text:span></text:p>
      <text:p text:style-name="P20"><text:span text:style-name="T19"><text:tab/><text:tab/>3.5.4</text:span> <text:span text:style-name="T13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27"><text:tab/><text:tab/><text:tab/>3.5.4.1 Un manuel d’utilisation</text:p>
      <text:p text:style-name="P25"><text:tab/><text:tab/><text:tab/>3.5.4.2 Une spécification fonctionnelle</text:p>
      <text:p text:style-name="P25"><text:tab/><text:tab/><text:tab/>3.5.4.3 Une spécification technique</text:p>
      <text:p text:style-name="P25"><text:tab/><text:tab/><text:tab/>3.5.4.4 Un guide d'administr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5"><text:soft-page-break/><text:span text:style-name="T53">4. Fonctionnalités</text:span></text:p>
      <text:p text:style-name="P53"/>
      <text:p text:style-name="P2"><text:span text:style-name="T3"><text:tab/>4.1 </text:span><text:span text:style-name="T44">g</text:span><text:span text:style-name="T14">estion des </text:span>offre<text:span text:style-name="T14">s</text:span></text:p>
      <text:p text:style-name="P31"><text:span text:style-name="T17"/></text:p>
      <text:p text:style-name="P31"><text:span text:style-name="T17"><text:tab/><text:tab/>4.1.1 </text:span><text:span text:style-name="T41">l’interface sera dotée</text:span></text:p>
      <text:p text:style-name="P31"><text:span text:style-name="T41"><text:s/><text:tab/><text:tab/><text:tab/>4.1.1.1 d’un module </text:span><text:span text:style-name="T35">réception, </text:span></text:p>
      <text:p text:style-name="P31"><text:span text:style-name="T41"><text:tab/><text:tab/><text:tab/>4.1.1.2 d’un module d’</text:span><text:span text:style-name="T36">affichage</text:span></text:p>
      <text:p text:style-name="P31"><text:span text:style-name="T17"><text:tab/></text:span></text:p>
      <text:p text:style-name="P31"><text:span text:style-name="T17"><text:tab/><text:tab/>4.1.2 </text:span><text:span text:style-name="T35">mise en relation automatisée avec </text:span><text:span text:style-name="T41">Flux</text:span></text:p>
      <text:p text:style-name="P67"><text:tab/><text:tab/><text:tab/><text:span text:style-name="T60">- envoi mail automatisé</text:span></text:p>
      <text:p text:style-name="P20"><text:span text:style-name="T3"><text:tab/>4.</text:span><text:span text:style-name="T10">2</text:span> <text:s/>moteur de recherche:</text:p>
      <text:p text:style-name="P31"/>
      <text:p text:style-name="P31"><text:tab/><text:tab/><text:span text:style-name="T17">4.</text:span><text:span text:style-name="T24">2</text:span><text:span text:style-name="T17">.1</text:span> <text:span text:style-name="T13">recherche par Flux </text:span></text:p>
      <text:p text:style-name="P31"><text:span text:style-name="T17"><text:tab/><text:tab/>4.</text:span><text:span text:style-name="T24">2</text:span><text:span text:style-name="T17">.2</text:span> <text:span text:style-name="T13">par Compétence en fonction Offre</text:span></text:p>
      <text:p text:style-name="P20"/>
      <text:p text:style-name="P20"><text:span text:style-name="T3"/></text:p>
      <text:p text:style-name="P20"><text:span text:style-name="T3"><text:tab/>4.</text:span><text:span text:style-name="T10">3</text:span> agenda</text:p>
      <text:p text:style-name="P32"><text:tab/></text:p>
      <text:p text:style-name="P32"><text:tab/><text:tab/><text:span text:style-name="T17">4.</text:span><text:span text:style-name="T24">3</text:span><text:span text:style-name="T17">.1 </text:span><text:s/>agenda personne<text:span text:style-name="T43">l</text:span></text:p>
      <text:p text:style-name="P28"><text:tab/><text:tab/><text:span text:style-name="T17">4.</text:span><text:span text:style-name="T24">3</text:span><text:span text:style-name="T17">.2</text:span> agenda autre « employ<text:span text:style-name="T67">é</text:span>e »</text:p>
      <text:p text:style-name="P29"><text:tab/></text:p>
      <text:p text:style-name="P14"><text:span text:style-name="T3"><text:tab/>4.</text:span><text:span text:style-name="T10">4</text:span> r<text:span text:style-name="T14">é</text:span>ception et envoi notification </text:p>
      <text:p text:style-name="P21"><text:span text:style-name="T14"><text:tab/></text:span></text:p>
      <text:p text:style-name="P21"><text:span text:style-name="T14"><text:tab/><text:tab/></text:span><text:span text:style-name="T18">4.3.1</text:span> me<text:span text:style-name="T14">s</text:span>sage privé</text:p>
      <text:p text:style-name="P28"><text:span text:style-name="T17"><text:tab/><text:tab/>4.3.2</text:span> notification demande de modification agenda</text:p>
      <text:p text:style-name="P33"><text:span text:style-name="T17"><text:tab/><text:tab/>4.3.3</text:span> notification rendez-vous</text:p>
      <text:p text:style-name="P15"/>
      <text:p text:style-name="P15"><text:span text:style-name="T14"><text:tab/><text:tab/></text:span></text:p>
      <text:p text:style-name="P15"><text:span text:style-name="T14"><text:tab/></text:span><text:span text:style-name="T3">4.5</text:span><text:span text:style-name="T14"> gestion Dossiers «Suivi»</text:span></text:p>
      <text:p text:style-name="P21"><text:span text:style-name="T14"><text:tab/></text:span></text:p>
      <text:p text:style-name="P21"><text:span text:style-name="T14"><text:tab/><text:tab/></text:span><text:span text:style-name="T18">4.5.1</text:span><text:span text:style-name="T14"> c</text:span>r<text:span text:style-name="T14">é</text:span>ation compte «<text:span text:style-name="T43">Suivi»</text:span></text:p>
      <text:p text:style-name="P15"><text:span text:style-name="T14"><text:tab/><text:tab/></text:span><text:span text:style-name="T18">4.5.2</text:span> <text:span text:style-name="T14">intégration compte « Suivi »: mise à jour</text:span></text:p>
      <text:p text:style-name="P28"><text:tab/><text:tab/><text:span text:style-name="T17">4.5.3</text:span> suppression<text:span text:style-name="T13"> compte « Suivi »</text:span></text:p>
      <text:p text:style-name="P29"><text:tab/></text:p>
      <text:p text:style-name="P14"><text:span text:style-name="T14"><text:tab/></text:span><text:span text:style-name="T3">4.6</text:span> <text:s/>plan d’accès simple et interactif :</text:p>
      <text:p text:style-name="P29"><text:tab/></text:p>
      <text:p text:style-name="P14"><text:span text:style-name="T14"><text:tab/></text:span><text:span text:style-name="T3">4.7</text:span> <text:s/><text:span text:style-name="T14">particularité fonctionnelle: compte Administration</text:span></text:p>
      <text:p text:style-name="P1"><text:tab/><text:tab/>toutes les fonctio<text:span text:style-name="T14">n</text:span>nalités « EMPLOYE<text:span text:style-name="T14">E</text:span> » plus une vision globale et une <text:tab/><text:tab/><text:span text:style-name="T14">administration</text:span> <text:span text:style-name="T14">complète</text:span> des employ<text:span text:style-name="T14">é(</text:span>e<text:span text:style-name="T14">)</text:span>s, des agendas et des dossiers <text:tab/><text:tab/>flux. <text:span text:style-name="T14">Lui seul pourra créer et supprimer un compte « EMPLOYEE »</text:span></text:p>
      <text:p text:style-name="P9"><text:tab/></text:p>
      <text:p text:style-name="P9"><text:tab/><text:span text:style-name="T1">4.8</text:span> Contenu dossier <text:span text:style-name="T67">Flux</text:span>:</text:p>
      <text:p text:style-name="P34"><text:soft-page-break/><text:tab/>En plus des informations classiques <text:span text:style-name="T67">(nom, prénom, adresse...)</text:span> les dossiers devront contenir comme <text:tab/>informations <text:span text:style-name="T67">et fichiers</text:span> :</text:p>
      <text:p text:style-name="P34"><text:tab/><text:tab/></text:p>
      <text:p text:style-name="P34"><text:tab/><text:tab/><text:span text:style-name="T17">4.8.</text:span><text:span text:style-name="T24">1</text:span> <text:span text:style-name="T67">CV (c</text:span>réation/amélioration d'un CV<text:span text:style-name="T67">)</text:span></text:p>
      <text:p text:style-name="P34"><text:tab/><text:tab/><text:span text:style-name="T17">4.8.</text:span><text:span text:style-name="T24">2</text:span> <text:span text:style-name="T67">liste d’offres (</text:span>Proposition d'offres<text:span text:style-name="T67">)</text:span>.</text:p>
      <text:p text:style-name="P34"><text:span text:style-name="T17"><text:tab/><text:tab/>4.8.</text:span><text:span text:style-name="T24">3</text:span> <text:span text:style-name="T67">des documents de p</text:span>réparation aux entretiens.</text:p>
      <text:p text:style-name="P35"><text:span text:style-name="T17"><text:tab/><text:tab/>4.8.</text:span><text:span text:style-name="T24">4</text:span> <text:span text:style-name="T67">la lettre de motivation (</text:span>Création d'une lettre de motivation</text:p>
      <text:p text:style-name="P34"><text:tab/><text:tab/><text:span text:style-name="T17">4.8.5</text:span> autres <text:span text:style-name="T67">documents liés à d’autres </text:span>ateliers.</text:p>
      <text:p text:style-name="P30"><text:tab/></text:p>
      <text:p text:style-name="P2"/>
      <text:p text:style-name="P2"><text:span text:style-name="T54">5. Contenu / Structure</text:span><text:span text:style-name="T53"> </text:span></text:p>
      <text:p text:style-name="P53"/>
      <text:p text:style-name="P36"><text:tab/><text:span text:style-name="T6">5.1 </text:span><text:span text:style-name="T1">arborescence</text:span> : </text:p>
      <text:p text:style-name="P39"><text:tab/><text:tab/>Plan de contenu<text:span text:style-name="T67">s</text:span>:</text:p>
      <text:p text:style-name="P41"><text:span text:style-name="T67"><text:tab/></text:span></text:p>
      <text:p text:style-name="P41"><text:span text:style-name="T67"><text:tab/><text:tab/></text:span><text:span text:style-name="T24">5.1.1</text:span><text:span text:style-name="T67"> pièces jointes: flux de graphe</text:span></text:p>
      <text:p text:style-name="P39"><text:span text:style-name="T67"><text:tab/><text:tab/></text:span><text:span text:style-name="T24">5.1.2</text:span><text:span text:style-name="T67"> BPML</text:span></text:p>
      <text:p text:style-name="P39"><text:span text:style-name="T67"><text:tab/><text:tab/></text:span><text:span text:style-name="T24">5.1.3</text:span><text:span text:style-name="T67"> Spécificités fonctionnelles</text:span> </text:p>
      <text:p text:style-name="P5"><text:tab/></text:p>
      <text:p text:style-name="P5"><text:tab/><text:span text:style-name="T6">5.2 </text:span>flux de <text:span text:style-name="T1">navigation</text:span> <text:span text:style-name="T16">et </text:span><text:span text:style-name="T6">p</text:span><text:span text:style-name="T1">arcours</text:span> utilisateurs : </text:p>
      <text:p text:style-name="P39"><text:span text:style-name="T19"><text:tab/><text:tab/><text:tab/></text:span></text:p>
      <text:p text:style-name="P39"><text:span text:style-name="T19"><text:tab/><text:tab/>5.2.1</text:span><text:span text:style-name="T13"> page d’accueil</text:span></text:p>
      <text:p text:style-name="P34"><text:tab/><text:tab/><text:tab/>5.2.1.1 barre de navigation</text:p>
      <text:p text:style-name="P34"><text:tab/><text:tab/><text:tab/>5.2.1.2 accès rapide :</text:p>
      <text:p text:style-name="P35"><text:tab/><text:tab/><text:tab/><text:tab/>- recherche</text:p>
      <text:p text:style-name="P35"><text:tab/><text:tab/><text:tab/><text:tab/>- <text:span text:style-name="T67">offres</text:span></text:p>
      <text:p text:style-name="P35"><text:tab/><text:tab/><text:tab/><text:tab/>- agenda</text:p>
      <text:p text:style-name="P34"><text:tab/><text:tab/><text:tab/><text:tab/>- notifications</text:p>
      <text:p text:style-name="P34"><text:tab/><text:tab/><text:tab/><text:tab/>- messagerie interne</text:p>
      <text:p text:style-name="P26"><text:s/></text:p>
      <text:p text:style-name="P40"><text:span text:style-name="T19"><text:tab/><text:tab/>5.2.2 </text:span><text:span text:style-name="T13">zones de travail</text:span></text:p>
      <text:p text:style-name="P40"><text:span text:style-name="T68"><text:tab/><text:tab/><text:tab/>- enregistrement de flux, création de dossier</text:span></text:p>
      <text:p text:style-name="P40"><text:tab/><text:tab/><text:tab/>- <text:span text:style-name="T68">offres d’emplois, mise à jour et stockage (type post it)</text:span></text:p>
      <text:p text:style-name="P40"><text:span text:style-name="T13"><text:tab/><text:tab/><text:tab/>- agenda </text:span></text:p>
      <text:p text:style-name="P40"><text:span text:style-name="T13"><text:tab/><text:tab/><text:tab/>- zone de recherche </text:span></text:p>
      <text:p text:style-name="P40"><text:span text:style-name="T13"><text:tab/><text:tab/><text:tab/>- zone de messageri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8">6. Attentes techniques</text:p>
      <text:p text:style-name="P58"/>
      <text:p text:style-name="P3"><text:span text:style-name="T11"><text:tab/></text:span><text:span text:style-name="T4">6.1</text:span><text:span text:style-name="T11"> </text:span>CMS:</text:p>
      <text:p text:style-name="P3"><text:span text:style-name="T11"><text:tab/><text:tab/>un système de gestion de contenu (CMS, type Wordpress)) pourra être <text:tab/><text:tab/>utilisé</text:span> </text:p>
      <text:p text:style-name="P7"><text:tab/></text:p>
      <text:p text:style-name="P5"><text:span text:style-name="T11"><text:tab/></text:span><text:span text:style-name="T4">6.2</text:span><text:span text:style-name="T11"> Optimisation écran:</text:span></text:p>
      <text:p text:style-name="P6"><text:tab/><text:tab/>Le site <text:span text:style-name="T69">bien que du domaine de l’intranet </text:span>devra être optimisé aussi bien <text:tab/><text:tab/>pour une utilisation PC que tablette ou smartphone</text:p>
      <text:p text:style-name="P7"><text:tab/></text:p>
      <text:p text:style-name="P5"><text:span text:style-name="T11"><text:tab/></text:span><text:span text:style-name="T4">6.3</text:span><text:span text:style-name="T11"> </text:span>gestion h<text:span text:style-name="T15">é</text:span>bergement <text:span text:style-name="T15">et </text:span>nom de domaine :</text:p>
      <text:p text:style-name="P6"><text:tab/><text:tab/>Le site devra être hébergé localement, bien qu’un déploiement national <text:tab/><text:tab/>et donc un hébergement avec nom de domaine puis<text:span text:style-name="T68">s</text:span>e être envisagé</text:p>
      <text:p text:style-name="P7"><text:tab/></text:p>
      <text:p text:style-name="P5"><text:span text:style-name="T11"><text:tab/></text:span><text:span text:style-name="T4">6.4</text:span><text:span text:style-name="T11"> </text:span>interaction site avec appli<text:span text:style-name="T15">cation</text:span> externe ou flux d’informations :</text:p>
      <text:p text:style-name="P6"><text:tab/><text:tab/>une notion fondamentale de ce site est l’interactivité (gestion agenda, <text:tab/><text:tab/>flux, <text:tab/>recherche) </text:p>
      <text:p text:style-name="P4"><text:span text:style-name="T11"><text:tab/></text:span><text:span text:style-name="T4">6.5</text:span><text:span text:style-name="T11"> </text:span>contrainte de s<text:span text:style-name="T15">é</text:span>curité</text:p>
      <text:p text:style-name="P6"><text:tab/><text:tab/>chaque utilisateur devra être enregistré pour pouvoir gérer son interface </text:p>
      <text:p text:style-name="P7"><text:tab/></text:p>
      <text:p text:style-name="P5"><text:span text:style-name="T11"><text:tab/></text:span><text:span text:style-name="T4">6.6</text:span><text:span text:style-name="T11"> </text:span>SEO:</text:p>
      <text:p text:style-name="P6"><text:tab/><text:tab/>Aucune optimisation pour le r<text:span text:style-name="T15">é</text:span>f<text:span text:style-name="T15">é</text:span>re<text:span text:style-name="T15">n</text:span>cement n’est envisagée</text:p>
      <text:p text:style-name="P7"><text:tab/></text:p>
      <text:p text:style-name="P5"><text:span text:style-name="T11"><text:tab/></text:span><text:span text:style-name="T4">6.7</text:span><text:span text:style-name="T11"> </text:span>compatibilité avec anciennes version navigateur</text:p>
      <text:p text:style-name="P6"><text:tab/><text:tab/><text:span text:style-name="T69">recommandée : de l’ordre de l’intranet et d’une diffusion potentiellement <text:tab/><text:tab/>nationale, il est souhaitable que tous les navigateurs récents ou non <text:tab/><text:tab/><text:tab/>doivent être pris en compte.</text:span></text:p>
      <text:p text:style-name="P4"/>
      <text:p text:style-name="P2"/>
      <text:p text:style-name="P65"/>
      <text:p text:style-name="P58">7. Brief créatif</text:p>
      <text:p text:style-name="P58"/>
      <text:p text:style-name="P4"><text:tab/><text:span text:style-name="T7">7.1</text:span><text:span text:style-name="T57"> </text:span><text:span text:style-name="T1">Identit</text:span><text:span text:style-name="T2">é</text:span><text:span text:style-name="T1"> graphique</text:span>:</text:p>
      <text:p text:style-name="P6"><text:tab/><text:tab/><text:span text:style-name="T42">elle</text:span> <text:span text:style-name="T57">sera </text:span>fournie par <text:s/>la Fondation FACE</text:p>
      <text:p text:style-name="P5"><text:tab/></text:p>
      <text:p text:style-name="P5"><text:tab/><text:span text:style-name="T7">7.2</text:span><text:span text:style-name="T57"> </text:span><text:span text:style-name="T1">profil utilisateurs</text:span>: </text:p>
      <text:p text:style-name="P6"><text:tab/><text:tab/>employé<text:span text:style-name="T69">(e)s</text:span> de FACE obligatoirement: <text:span text:style-name="T69">non-</text:span>personnalisable <text:span text:style-name="T69">dans la <text:tab/><text:tab/><text:tab/>première version, mais recommandé pour une utilisation personnelle et <text:tab/><text:tab/>quotidienne agréable (fond d’écran, couleur des éléments) <text:s/></text:span></text:p>
      <text:p text:style-name="P5"><text:soft-page-break/></text:p>
      <text:p text:style-name="P5"><text:tab/><text:span text:style-name="T7">7.3</text:span><text:span text:style-name="T57"> </text:span><text:span text:style-name="T1">objectifs</text:span>: </text:p>
      <text:p text:style-name="P43"><text:tab/><text:tab/>collaboration et gestion efficace de données: </text:p>
      <text:p text:style-name="P43"><text:tab/><text:tab/>le graphisme devra être soigné afin de faciliter l’utilisation du produit.</text:p>
      <text:p text:style-name="P65"/>
      <text:p text:style-name="P58">8. Contraintes <text:span text:style-name="T16">particulières</text:span></text:p>
      <text:p text:style-name="P58"/>
      <text:p text:style-name="P51"><text:span text:style-name="T26"><text:s/><text:tab/></text:span><text:span text:style-name="T38">8.1</text:span><text:span text:style-name="T29"> </text:span><text:span text:style-name="T37">Aucune maintenance n’</text:span><text:span text:style-name="T38">étant prévue</text:span><text:span text:style-name="T27">: </text:span><text:span text:style-name="T28">il sera donc nécessaire de mettre en <text:tab/>avant :</text:span></text:p>
      <text:p text:style-name="P52"><text:span text:style-name="T28"><text:tab/><text:tab/></text:span><text:span text:style-name="T21">8.</text:span><text:span text:style-name="T20">1.1</text:span><text:span text:style-name="T28"> </text:span><text:span text:style-name="T27">la facilité d’utilisation de l’application web </text:span><text:span text:style-name="T30">par une</text:span><text:span text:style-name="T27"> facilité de prise <text:tab/><text:tab/>en main : </text:span><text:span text:style-name="T39">ergonomie digitale</text:span></text:p>
      <text:p text:style-name="P51"><text:span text:style-name="T29"><text:tab/><text:tab/></text:span><text:span text:style-name="T20">8.1.</text:span><text:span text:style-name="T22">2</text:span><text:span text:style-name="T29"> la</text:span><text:span text:style-name="T27"> </text:span><text:span text:style-name="T29">facilité de </text:span><text:span text:style-name="T37">maintenance </text:span><text:span text:style-name="T39">interne</text:span><text:span text:style-name="T30">.</text:span></text:p>
      <text:p text:style-name="P51"><text:span text:style-name="T27"/></text:p>
      <text:p text:style-name="P51"><text:span text:style-name="T29"><text:tab/></text:span><text:span text:style-name="T38">8.2</text:span><text:span text:style-name="T29"> </text:span><text:span text:style-name="T37">optimisation didactique</text:span><text:span text:style-name="T27">: </text:span></text:p>
      <text:p text:style-name="P51"><text:span text:style-name="T27"><text:tab/><text:tab/></text:span><text:span text:style-name="T20">8.2.1</text:span><text:span text:style-name="T29"> </text:span><text:span text:style-name="T27">les codes seront </text:span><text:span text:style-name="T37">commentés </text:span><text:span text:style-name="T29">régulièrement et précisément</text:span><text:span text:style-name="T27"> </text:span></text:p>
      <text:p text:style-name="P51"><text:span text:style-name="T29"><text:tab/><text:tab/></text:span><text:span text:style-name="T20">8.2.2</text:span><text:span text:style-name="T29"> une </text:span><text:span text:style-name="T37">documentation</text:span><text:span text:style-name="T27"> très détaillée sera fournie. </text:span></text:p>
      <text:p text:style-name="P51"><text:span text:style-name="T27"/></text:p>
      <text:p text:style-name="P52"><text:span text:style-name="T29"><text:tab/>Tous ces détails techniques (codes sources commentés, </text:span><text:span text:style-name="T30">documentation</text:span><text:span text:style-name="T29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30">et les <text:tab/>administrateurs</text:span><text:span text:style-name="T29"> puisse faire </text:span><text:span text:style-name="T30">é</text:span><text:span text:style-name="T29">voluer le projet. </text:span></text:p>
      <text:p text:style-name="P52"><text:span text:style-name="T29"/></text:p>
      <text:p text:style-name="P52"><text:span text:style-name="T29"><text:tab/></text:span><text:span text:style-name="T30">Nous entendons par « </text:span><text:span text:style-name="T39">administrateur</text:span><text:span text:style-name="T30"> » <text:s/>toute personne ayant les compétences <text:tab/>reconnues dans son contrat de travail pour effectuer <text:s/>des modifications, <text:tab/>créations ou suppressions au sein du dit code </text:span><text:span text:style-name="T32">ou valider des modifications <text:tab/>issues d’une promotion de la Code Académie</text:span><text:span text:style-name="T30">.</text:span></text:p>
      <text:p text:style-name="P52"><text:span text:style-name="T30"/></text:p>
      <text:p text:style-name="P54"><text:span text:style-name="T26"><text:tab/>Les utilisateurs seront </text:span><text:span text:style-name="T32">distingués</text:span><text:span text:style-name="T26"> en fon</text:span><text:span text:style-name="T31">c</text:span><text:span text:style-name="T26">tion de leur rôle : </text:span><text:span text:style-name="T40">U</text:span><text:span text:style-name="T25">tilisateur Fx</text:span><text:span text:style-name="T26"> (en <text:tab/>charge des flux et offre d’emploi) et </text:span><text:span text:style-name="T25">Utilisateur CDir </text:span><text:span text:style-name="T26">(corps de direction de <text:tab/>FACE).</text:span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oft-page-break/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30T15:12:03.917441256</dc:date>
    <meta:editing-duration>PT4H40M6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9" meta:paragraph-count="186" meta:word-count="1274" meta:character-count="8646" meta:non-whitespace-character-count="7081"/>
  </office:meta>
</office:document-meta>
</file>